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6CDA0114.png" manifest:media-type="image/png"/>
  <manifest:file-entry manifest:full-path="Pictures/10000201000003E800000578A41AAA1E.png" manifest:media-type="image/png"/>
  <manifest:file-entry manifest:full-path="Pictures/10000201000003E800000578EE7B0B98.png" manifest:media-type="image/png"/>
  <manifest:file-entry manifest:full-path="Pictures/10000201000003E800000578781D363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10.16cm">
          <draw:image xlink:href="Pictures/10000201000003E800000578781D3630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.268cm">
          <draw:image xlink:href="Pictures/10000201000003E800000578EE7B0B98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.27cm">
          <draw:image xlink:href="Pictures/10000201000003E800000578A41AAA1E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0.158cm">
          <draw:image xlink:href="Pictures/10000201000003E8000005786CDA01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05T08:44:26.736122377</dc:date>
    <dc:creator>Julie </dc:creator>
    <meta:editing-duration>PT3H9M42S</meta:editing-duration>
    <meta:editing-cycles>12</meta:editing-cycles>
    <meta:generator>LibreOffice/4.2.8.2$Linux_X86_64 LibreOffice_project/420m0$Build-2</meta:generator>
    <meta:document-statistic meta:object-count="4"/>
  </office:meta>
</office:document-meta>
</file>